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Endpoints.decrementReferenceCoun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Endpoints.removeEndpoin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Endpoints.Sha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Endpoints.incrementReferenceCoun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Endpoints.getEndpointReference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Endpoints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Endpoints.addEndpoint( Endpoint endpoint , EndpointReference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